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loext:padding="0cm" loext:border="none"/>
    </style:style>
    <style:style style:name="P2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3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find-the-index-of-the-first-occurrence-in-a-string/" text:style-name="Internet_20_link" text:visited-style-name="Visited_20_Internet_20_Link"><text:span text:style-name="T1">Find the Index of the First Occurrence in a String</text:span></text:a></text:p>
      <text:section text:style-name="Sect1" text:name="headlessui-popover-button-:rj:">
        <text:p text:style-name="Standard"/>
      </text:section>
      <text:p text:style-name="P1">Easy</text:p>
      <text:p text:style-name="P1">4.3K</text:p>
      <text:p text:style-name="P1">225</text:p>
      <text:section text:style-name="Sect1" text:name="headlessui-popover-button-:ro:">
        <text:p text:style-name="Standard"/>
      </text:section>
      <text:section text:style-name="Sect1" text:name="headlessui-popover-button-:rr:">
        <text:p text:style-name="Standard"/>
      </text:section>
      <text:p text:style-name="P2">Companies</text:p>
      <text:p text:style-name="P3"><text:span text:style-name="T1">Given two strings </text:span><text:span text:style-name="Source_20_Text"><text:span text:style-name="T2">needle</text:span></text:span><text:span text:style-name="T1"> and </text:span><text:span text:style-name="Source_20_Text"><text:span text:style-name="T2">haystack</text:span></text:span><text:span text:style-name="T1">, return the index of the first occurrence of </text:span><text:span text:style-name="Source_20_Text"><text:span text:style-name="T2">needle</text:span></text:span><text:span text:style-name="T1"> in </text:span><text:span text:style-name="Source_20_Text"><text:span text:style-name="T2">haystack</text:span></text:span><text:span text:style-name="T1">, or </text:span><text:span text:style-name="Source_20_Text"><text:span text:style-name="T2">-1</text:span></text:span><text:span text:style-name="T1"> if </text:span><text:span text:style-name="Source_20_Text"><text:span text:style-name="T2">needle</text:span></text:span><text:span text:style-name="T1"> is not part of </text:span><text:span text:style-name="Source_20_Text"><text:span text:style-name="T2">haystack</text:span></text:span><text:span text:style-name="T1">.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06T19:50:45.306000000</dc:date>
    <meta:editing-duration>PT1H33M8S</meta:editing-duration>
    <meta:editing-cycles>1</meta:editing-cycles>
    <meta:document-statistic meta:table-count="0" meta:image-count="0" meta:object-count="0" meta:page-count="1" meta:paragraph-count="6" meta:word-count="40" meta:character-count="213" meta:non-whitespace-character-count="179"/>
    <meta:generator>LibreOffice/7.2.2.2$Windows_X86_64 LibreOffice_project/02b2acce88a210515b4a5bb2e46cbfb63fe97d56</meta:generator>
  </office:meta>
</office:document-meta>
</file>